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39" style:family="paragraph" style:parent-style-name="Text_20_body">
      <style:text-properties officeooo:rsid="0039cb0d" officeooo:paragraph-rsid="0039cb0d"/>
    </style:style>
    <style:style style:name="P40" style:family="paragraph" style:parent-style-name="Text_20_body">
      <style:text-properties officeooo:rsid="003d727f" officeooo:paragraph-rsid="003d727f"/>
    </style:style>
    <style:style style:name="P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3">
      <style:text-properties officeooo:rsid="0039cb0d" officeooo:paragraph-rsid="0039cb0d"/>
    </style:style>
    <style:style style:name="P44" style:family="paragraph" style:parent-style-name="Standard" style:list-style-name="L1">
      <style:text-properties officeooo:rsid="0018c1a0" officeooo:paragraph-rsid="0018c1a0"/>
    </style:style>
    <style:style style:name="P45" style:family="paragraph" style:parent-style-name="Standard" style:list-style-name="L2">
      <style:text-properties officeooo:rsid="0018c1a0" officeooo:paragraph-rsid="0018c1a0"/>
    </style:style>
    <style:style style:name="P46" style:family="paragraph" style:parent-style-name="Standard" style:list-style-name="L3">
      <style:text-properties officeooo:rsid="001929b4" officeooo:paragraph-rsid="001929b4"/>
    </style:style>
    <style:style style:name="P47" style:family="paragraph" style:parent-style-name="Standard" style:list-style-name="L4">
      <style:text-properties officeooo:rsid="001929b4" officeooo:paragraph-rsid="001929b4"/>
    </style:style>
    <style:style style:name="P48" style:family="paragraph" style:parent-style-name="Standard" style:list-style-name="L6">
      <style:text-properties officeooo:rsid="001929b4" officeooo:paragraph-rsid="001929b4"/>
    </style:style>
    <style:style style:name="P49" style:family="paragraph" style:parent-style-name="Standard" style:list-style-name="L3">
      <style:text-properties officeooo:rsid="0019968d" officeooo:paragraph-rsid="0019968d"/>
    </style:style>
    <style:style style:name="P50" style:family="paragraph" style:parent-style-name="Standard" style:list-style-name="L4">
      <style:text-properties officeooo:rsid="0019968d" officeooo:paragraph-rsid="0019968d"/>
    </style:style>
    <style:style style:name="P51" style:family="paragraph" style:parent-style-name="Standard" style:list-style-name="L5">
      <style:text-properties officeooo:rsid="0019968d" officeooo:paragraph-rsid="0019968d"/>
    </style:style>
    <style:style style:name="P52" style:family="paragraph" style:parent-style-name="Standard" style:list-style-name="L6">
      <style:text-properties officeooo:rsid="001b38f4" officeooo:paragraph-rsid="001b38f4"/>
    </style:style>
    <style:style style:name="P53" style:family="paragraph" style:parent-style-name="Standard">
      <style:text-properties officeooo:rsid="002359f8" officeooo:paragraph-rsid="002359f8"/>
    </style:style>
    <style:style style:name="P54" style:family="paragraph" style:parent-style-name="Standard">
      <style:text-properties officeooo:rsid="0048f0e6" officeooo:paragraph-rsid="0048f0e6"/>
    </style:style>
    <style:style style:name="P55" style:family="paragraph" style:parent-style-name="Standard">
      <style:text-properties officeooo:rsid="0048f0e6" officeooo:paragraph-rsid="004c84b2"/>
    </style:style>
    <style:style style:name="P56" style:family="paragraph" style:parent-style-name="Standard">
      <style:text-properties officeooo:rsid="004bd6b7" officeooo:paragraph-rsid="004bd6b7"/>
    </style:style>
    <style:style style:name="P57" style:family="paragraph" style:parent-style-name="Standard">
      <style:text-properties officeooo:rsid="004c84b2" officeooo:paragraph-rsid="004c84b2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256_847739940" text:style-name="Index_20_Link" text:visited-style-name="Index_20_Link">Swift Developer Links<text:tab/>1</text:a></text:p>
          <text:p text:style-name="P41"><text:a xlink:type="simple" xlink:href="#__RefHeading__258_847739940" text:style-name="Index_20_Link" text:visited-style-name="Index_20_Link">Code with Chris + Layouts<text:tab/>1</text:a></text:p>
          <text:p text:style-name="P41"><text:a xlink:type="simple" xlink:href="#__RefHeading__856_235642581" text:style-name="Index_20_Link" text:visited-style-name="Index_20_Link">Grundlagen<text:tab/>1</text:a></text:p>
          <text:p text:style-name="P41"><text:a xlink:type="simple" xlink:href="#__RefHeading__260_847739940" text:style-name="Index_20_Link" text:visited-style-name="Index_20_Link">NavigationController<text:tab/>1</text:a></text:p>
          <text:p text:style-name="P41"><text:a xlink:type="simple" xlink:href="#__RefHeading__858_235642581" text:style-name="Index_20_Link" text:visited-style-name="Index_20_Link">Main View<text:tab/>1</text:a></text:p>
          <text:p text:style-name="P41"><text:a xlink:type="simple" xlink:href="#__RefHeading__262_847739940" text:style-name="Index_20_Link" text:visited-style-name="Index_20_Link">Webview<text:tab/>2</text:a></text:p>
          <text:p text:style-name="P41"><text:a xlink:type="simple" xlink:href="#__RefHeading__860_235642581" text:style-name="Index_20_Link" text:visited-style-name="Index_20_Link">TableView<text:tab/>2</text:a></text:p>
          <text:p text:style-name="P41"><text:a xlink:type="simple" xlink:href="#__RefHeading__862_235642581" text:style-name="Index_20_Link" text:visited-style-name="Index_20_Link">RSS Reader<text:tab/>2</text:a></text:p>
          <text:p text:style-name="P41"><text:a xlink:type="simple" xlink:href="#__RefHeading__864_235642581" text:style-name="Index_20_Link" text:visited-style-name="Index_20_Link">JSON<text:tab/>2</text:a></text:p>
          <text:p text:style-name="P41"><text:a xlink:type="simple" xlink:href="#__RefHeading__866_235642581" text:style-name="Index_20_Link" text:visited-style-name="Index_20_Link">Refresh onPull (UIRefreshControl)<text:tab/>2</text:a></text:p>
          <text:p text:style-name="P41"><text:a xlink:type="simple" xlink:href="#__RefHeading__1359_235642581" text:style-name="Index_20_Link" text:visited-style-name="Index_20_Link">Troubleshooting xCode<text:tab/>2</text:a></text:p>
          <text:p text:style-name="P41"><text:a xlink:type="simple" xlink:href="#__RefHeading__1361_235642581" text:style-name="Index_20_Link" text:visited-style-name="Index_20_Link">Temp<text:tab/>3</text:a></text:p>
          <text:p text:style-name="P41"><text:a xlink:type="simple" xlink:href="#__RefHeading__1363_235642581" text:style-name="Index_20_Link" text:visited-style-name="Index_20_Link">Old C Code<text:tab/>3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43" text:outline-level="3"><text:bookmark-start text:name="__RefHeading__856_235642581"/>Grundlagen<text:bookmark-end text:name="__RefHeading__856_235642581"/></text:h>
      <text:p text:style-name="P39"><text:a xlink:type="simple" xlink:href="http://ios-blog.co.uk/featured-posts/introduction-to-swift-programming-for-beginners/">http://ios-blog.co.uk/featured-posts/introduction-to-swift-programming-for-beginners/</text:a></text:p>
      <text:p text:style-name="P39"><text:a xlink:type="simple" xlink:href="http://ios-blog.co.uk/tutorials/developing-ios-apps-using-swift-part-1/">http://ios-blog.co.uk/tutorials/developing-ios-apps-using-swift-part-1/</text:a></text:p>
      <text:p text:style-name="P39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9"><text:a xlink:type="simple" xlink:href="http://ios-blog.co.uk/tutorials/developing-ios8-apps-using-swift-part-3-best-practices/">http://ios-blog.co.uk/tutorials/developing-ios8-apps-using-swift-part-3-best-practices/</text:a></text:p>
      <text:p text:style-name="P39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Progressbar</text:h>
      <text:p text:style-name="P54"><text:a xlink:type="simple" xlink:href="http://www.ioscreator.com/tutorials/progress-view-tutorial-in-ios8-with-swift">http://www.ioscreator.com/tutorials/progress-view-tutorial-in-ios8-with-swift</text:a></text:p>
      <text:p text:style-name="P54"><text:a xlink:type="simple" xlink:href="http://stackoverflow.com/questions/28147096/progressbar-webview-in-swift">http://stackoverflow.com/questions/28147096/progressbar-webview-in-swift</text:a></text:p>
      <text:p text:style-name="P56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57"><text:a xlink:type="simple" xlink:href="https://ioswift.wordpress.com/2014/07/03/uiwebview-in-swift/">https://ioswift.wordpress.com/2014/07/03/uiwebview-in-swift/</text:a> <text:span text:style-name="T12">(X)</text:span></text:p>
      <text:p text:style-name="P55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40">Itunes</text:p>
      <text:p text:style-name="P40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40"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33"/>
      <text:h text:style-name="Heading_20_3" text:outline-level="3">String Operations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<text:soft-page-break/>Troubleshooting xCode<text:bookmark-end text:name="__RefHeading__1359_235642581"/></text:h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34">Code Completion</text:p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34">Other</text:p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6"/>
      <text:h text:style-name="Heading_20_3" text:outline-level="3"><text:bookmark-start text:name="__RefHeading__1363_235642581"/>Old C Code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<text:soft-page-break/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/>
      <text:p text:style-name="P14"/>
      <text:p text:style-name="P15">2 Dos</text:p>
      <text:p text:style-name="P38"/>
      <text:p text:style-name="P10"/>
      <text:p text:style-name="P10">Website</text:p>
      <text:list xml:id="list1657199804031765560" text:style-name="L1">
        <text:list-item>
          <text:p text:style-name="P44">Ladebalken einfügen</text:p>
        </text:list-item>
        <text:list-item>
          <text:p text:style-name="P44">Website-Header ausblenden</text:p>
        </text:list-item>
        <text:list-item>
          <text:p text:style-name="P44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8725379040386893486" text:style-name="L2">
        <text:list-item>
          <text:p text:style-name="P45">Ladebalken einfügen</text:p>
        </text:list-item>
        <text:list-item>
          <text:p text:style-name="P45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6256104213010868049" text:style-name="L3">
        <text:list-item>
          <text:p text:style-name="P46">Ladebalken einfügen</text:p>
        </text:list-item>
        <text:list-item>
          <text:p text:style-name="P49">Ansicht der Listenelemente verbessern, sinnvolle Aktion wählen</text:p>
        </text:list-item>
        <text:list-item>
          <text:p text:style-name="P49">Voransicht oder Detailansicht</text:p>
        </text:list-item>
        <text:list-item>
          <text:p text:style-name="P49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3852082255549702024" text:style-name="L4">
        <text:list-item>
          <text:p text:style-name="P47">Ladebalken einfügen</text:p>
        </text:list-item>
        <text:list-item>
          <text:p text:style-name="P50">bisher statisch, Funktionen implementieren</text:p>
        </text:list-item>
      </text:list>
      <text:p text:style-name="P12"/>
      <text:p text:style-name="P11">Einstellungen</text:p>
      <text:list xml:id="list1577120105058326639" text:style-name="L5">
        <text:list-item>
          <text:p text:style-name="P51">fehlt noch</text:p>
        </text:list-item>
      </text:list>
      <text:p text:style-name="P12"/>
      <text:p text:style-name="P11">Allgemein</text:p>
      <text:list xml:id="list6068247918544048262" text:style-name="L6">
        <text:list-item>
          <text:p text:style-name="P48"><text:span text:style-name="T4">Methoden zur </text:span>Netzwerkprüfung, -<text:span text:style-name="T4">verfügbarkeit</text:span></text:p>
        </text:list-item>
        <text:list-item>
          <text:p text:style-name="P52">Logo in Kopfzeile</text:p>
        </text:list-item>
        <text:list-item>
          <text:p text:style-name="P52">Button für Einstellungen in Kopfzeile</text:p>
        </text:list-item>
        <text:list-item>
          <text:p text:style-name="P52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23T11:29:18.474362000</dc:date>
    <meta:editing-duration>P3DT5H11M13S</meta:editing-duration>
    <meta:editing-cycles>67</meta:editing-cycles>
    <meta:generator>LibreOffice/4.2.8.2$MacOSX_x86 LibreOffice_project/48d50dbfc06349262c9d50868e5c1f630a573ebd</meta:generator>
    <meta:document-statistic meta:table-count="0" meta:image-count="0" meta:object-count="0" meta:page-count="4" meta:paragraph-count="126" meta:word-count="275" meta:character-count="5157" meta:non-whitespace-character-count="5018"/>
  </office:meta>
</office:document-meta>
</file>